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981a" officeooo:paragraph-rsid="000f67a9"/>
    </style:style>
    <style:style style:name="P2" style:family="paragraph" style:parent-style-name="Standard">
      <style:text-properties officeooo:rsid="000a88de" officeooo:paragraph-rsid="000f67a9"/>
    </style:style>
    <style:style style:name="P3" style:family="paragraph" style:parent-style-name="Standard">
      <style:text-properties officeooo:rsid="0010d803" officeooo:paragraph-rsid="0010d803"/>
    </style:style>
    <style:style style:name="P4" style:family="paragraph" style:parent-style-name="Standard">
      <style:text-properties officeooo:rsid="00124ce5" officeooo:paragraph-rsid="00124ce5"/>
    </style:style>
    <style:style style:name="T1" style:family="text">
      <style:text-properties officeooo:rsid="000af19c"/>
    </style:style>
    <style:style style:name="T2" style:family="text">
      <style:text-properties officeooo:rsid="001c36be"/>
    </style:style>
    <style:style style:name="T3" style:family="text">
      <style:text-properties officeooo:rsid="000f67a9"/>
    </style:style>
    <style:style style:name="T4" style:family="text">
      <style:text-properties officeooo:rsid="0010d803"/>
    </style:style>
    <style:style style:name="T5" style:family="text">
      <style:text-properties officeooo:rsid="00124ce5"/>
    </style:style>
    <style:style style:name="T6" style:family="text">
      <style:text-properties style:text-position="super 58%"/>
    </style:style>
    <style:style style:name="T7" style:family="text">
      <style:text-properties style:text-position="0% 100%"/>
    </style:style>
    <style:style style:name="T8" style:family="text">
      <style:text-properties officeooo:rsid="0012fc5a"/>
    </style:style>
    <style:style style:name="T9" style:family="text">
      <style:text-properties officeooo:rsid="001421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3">2</text:span> <text:span text:style-name="T3">Apr</text:span> 2020</text:p>
      <text:p text:style-name="P1">Group I</text:p>
      <text:p text:style-name="P1">Present: <text:span text:style-name="T3">Alex,</text:span> <text:span text:style-name="T2">C</text:span>olin, Mariah, Stefan </text:p>
      <text:p text:style-name="P1">Absent: <text:span text:style-name="T2">Peter</text:span></text:p>
      <text:p text:style-name="P1">Started: <text:span text:style-name="T4">2</text:span>:<text:span text:style-name="T4">02</text:span> pm</text:p>
      <text:p text:style-name="P1"/>
      <text:p text:style-name="P3">This meeting was focused on intensive code review to ensure that all members were moving forward with the reset button functionality. At this point, it is the only thing left to complete.</text:p>
      <text:p text:style-name="P2"/>
      <text:p text:style-name="P2">Peter may have had some form of technical issue, not entirely sure.</text:p>
      <text:p text:style-name="P2"/>
      <text:p text:style-name="P3">The Zoom session began with some exceptions Mariah was having with her reset function. She was experiencing several <text:span text:style-name="T8">n</text:span>ull <text:span text:style-name="T8">p</text:span>ointer exceptions, and so the team helped her identify possible indexing issues and/or object access issues. </text:p>
      <text:p text:style-name="P3"/>
      <text:p text:style-name="P3">Colin asked if he should change the data type for his ArrayLists, but the team agreed that there was no need for that. </text:p>
      <text:p text:style-name="P3"/>
      <text:p text:style-name="P3">Alex pointed out that the file path for the .mze file may not work for Windows users, and made the suggestion to change that, which we did. Alex also agreed to carefully look over the RawFileHandler class and any changes being made to the GameWindow class for any overlooked errors or bugs. </text:p>
      <text:p text:style-name="P3"/>
      <text:p text:style-name="P3">Mariah made some progress with her reset function, but was still experiencing null pointer errors.</text:p>
      <text:p text:style-name="P3"/>
      <text:p text:style-name="P3">Stefan suggested using a Tile and Cell object in this reset function, so that their attributes and functions may be accessed directly when it comes time to clean up borders, keep track of components etc. </text:p>
      <text:p text:style-name="P3">He also suggested to make a reset function in the Tile class that is accessed when reset is called in GameWindow. This is because our movable objects are directly spawned in the Tile class, and it makes more sense to keep track of their original positions from there, and simply “pull” all movable objects back to their re-spawn origin. <text:span text:style-name="T5">The group members agreed that this was a good idea.</text:span></text:p>
      <text:p text:style-name="P3"/>
      <text:p text:style-name="P4">From there, all members agreed that Mariah’s original reset function in GameWindow looked good, and just needed some debugging to resolve <text:span text:style-name="T9">n</text:span>ull <text:span text:style-name="T9">p</text:span>ointer exceptions. Colin’s data structures seemed to be serving their purpose well.</text:p>
      <text:p text:style-name="P4"/>
      <text:p text:style-name="P4">All members agreed to meet on the 7<text:span text:style-name="T6">th</text:span> and do a final review/decision making process on what should be submitted. Everyone then signed out for the evening.</text:p>
      <text:p text:style-name="P1"/>
      <text:p text:style-name="P1">Meeting ended: <text:span text:style-name="T5">3:10</text:span>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1:18:08.408850464</meta:creation-date>
    <dc:date>2020-04-07T11:38:44.191462656</dc:date>
    <meta:editing-duration>PT20M34S</meta:editing-duration>
    <meta:editing-cycles>6</meta:editing-cycles>
    <meta:generator>LibreOffice/5.2.7.2$Linux_X86_64 LibreOffice_project/20m0$Build-2</meta:generator>
    <meta:document-statistic meta:table-count="0" meta:image-count="0" meta:object-count="0" meta:page-count="1" meta:paragraph-count="16" meta:word-count="354" meta:character-count="2080" meta:non-whitespace-character-count="1737"/>
  </office:meta>
</office:document-meta>
</file>